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utowireCandidateResolver.hasQualifier(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utowireCandidateResolver.getSuggestedValue(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utowireCandidateResolver.cloneIfNecess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utowireCandidateResolver.isRequired(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utowireCandidateResolver.getLazyResolutionProxyIfNecessary( DependencyDescriptor descriptor , @ Nullable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utowireCandidateResolver.isAutowireCandidate( BeanDefinitionHolder bdHolder ,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utowireCandidateResolver.getLazyResolutionProxyClass( DependencyDescriptor descriptor , @ Nullable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